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8117" officeooo:paragraph-rsid="001c8117"/>
    </style:style>
    <style:style style:name="P2" style:family="paragraph" style:parent-style-name="Standard" style:list-style-name="L1">
      <style:text-properties officeooo:rsid="001c8117" officeooo:paragraph-rsid="001c8117"/>
    </style:style>
    <style:style style:name="P3" style:family="paragraph" style:parent-style-name="Standard" style:list-style-name="L1">
      <style:text-properties officeooo:rsid="001e22d9" officeooo:paragraph-rsid="001e22d9"/>
    </style:style>
    <style:style style:name="P4" style:family="paragraph" style:parent-style-name="Standard">
      <style:text-properties officeooo:rsid="001e22d9" officeooo:paragraph-rsid="001e22d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swered By :- Santhos, University Basketball player, Cricket Player.</text:p>
      <text:p text:style-name="P1"/>
      <text:list xml:id="list7338546958375994356" text:style-name="L1">
        <text:list-item>
          <text:p text:style-name="P2">Street Cricket was everything to us when we were children</text:p>
        </text:list-item>
        <text:list-item>
          <text:p text:style-name="P2">This is a good and easy thing to unify street cricket, play with new teams.</text:p>
        </text:list-item>
        <text:list-item>
          <text:p text:style-name="P2">Yes</text:p>
        </text:list-item>
        <text:list-item>
          <text:p text:style-name="P2">Through this website we may arrange matches with far away teams of Jaffna, and that is a good thing</text:p>
        </text:list-item>
        <text:list-item>
          <text:p text:style-name="P2">Not to my knowledge, no</text:p>
        </text:list-item>
        <text:list-item>
          <text:p text:style-name="P2">of course not, I mean, we are already giving that details to all applications on mobile phone</text:p>
        </text:list-item>
        <text:list-item>
          <text:p text:style-name="P3">Get teams to swear an oath not to give false information when they registration</text:p>
        </text:list-item>
        <text:list-item>
          <text:p text:style-name="P3">Live Scorecard 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3T04:55:26.989239726</meta:creation-date>
    <meta:generator>LibreOffice/5.1.6.2$Linux_X86_64 LibreOffice_project/10m0$Build-2</meta:generator>
    <dc:date>2018-08-03T05:09:01.541916335</dc:date>
    <meta:editing-duration>PT1M49S</meta:editing-duration>
    <meta:editing-cycles>1</meta:editing-cycles>
    <meta:document-statistic meta:table-count="0" meta:image-count="0" meta:object-count="0" meta:page-count="1" meta:paragraph-count="9" meta:word-count="100" meta:character-count="529" meta:non-whitespace-character-count="445"/>
  </office:meta>
</office:document-meta>
</file>